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301d8" officeooo:paragraph-rsid="00176bc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01d8" officeooo:paragraph-rsid="001301d8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301d8" officeooo:paragraph-rsid="001301d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e9f9" officeooo:paragraph-rsid="0018e9f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e9f9" officeooo:paragraph-rsid="00176bc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6bca" officeooo:paragraph-rsid="00176bc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6bca" officeooo:paragraph-rsid="0018e9f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e87c5" officeooo:paragraph-rsid="001e87c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1301d8" officeooo:paragraph-rsid="0018e9f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1301d8" officeooo:paragraph-rsid="001301d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01d8" officeooo:paragraph-rsid="001301d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301d8" officeooo:paragraph-rsid="00176bc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e87c5" officeooo:paragraph-rsid="001e87c5" style:font-size-asian="12pt" style:font-weight-asian="normal" style:font-size-complex="12pt" style:font-weight-complex="normal"/>
    </style:style>
    <style:style style:name="T1" style:family="text">
      <style:text-properties officeooo:rsid="00176bca"/>
    </style:style>
    <style:style style:name="T2" style:family="text">
      <style:text-properties officeooo:rsid="0018e9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bca" style:font-weight-asian="bold" style:font-weight-complex="bold"/>
    </style:style>
    <style:style style:name="T5" style:family="text">
      <style:text-properties fo:font-weight="bold" officeooo:rsid="001c97d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e31d" style:font-weight-asian="normal" style:font-weight-complex="normal"/>
    </style:style>
    <style:style style:name="T8" style:family="text">
      <style:text-properties fo:font-weight="normal" officeooo:rsid="001c97d4" style:font-weight-asian="normal" style:font-weight-complex="normal"/>
    </style:style>
    <style:style style:name="T9" style:family="text">
      <style:text-properties officeooo:rsid="00208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9">­Sakarya Üniversitesi</text:p>
      <text:p text:style-name="P9">Bilgisayar ve Bilişim Bilimleri Fakültesi</text:p>
      <text:p text:style-name="P10">Bilgisayar Mühendisliği <text:span text:style-name="T2">Bölümü</text:span></text:p>
      <text:p text:style-name="P10"/>
      <text:p text:style-name="P10">1.VERİ YAPILARI ÖDEVİ RAPORU</text:p>
      <text:p text:style-name="P2"/>
      <text:p text:style-name="P11">Kişisel Bilgiler :</text:p>
      <text:p text:style-name="P2"/>
      <text:p text:style-name="P2">A<text:span text:style-name="T2">D</text:span> : Koray</text:p>
      <text:p text:style-name="P2"><text:span text:style-name="T2">SOYAD</text:span> : Temizkan</text:p>
      <text:p text:style-name="P2"><text:span text:style-name="T2">ÖĞRENCİ</text:span> <text:span text:style-name="T2">NO</text:span> : B231210010</text:p>
      <text:p text:style-name="P2"><text:span text:style-name="T2">GRUP</text:span> : 1-A</text:p>
      <text:p text:style-name="P2"/>
      <text:p text:style-name="P2"><text:line-break/><text:span text:style-name="T3">Giriş :</text:span></text:p>
      <text:p text:style-name="P2"/>
      <text:p text:style-name="P2"><text:s text:c="5"/><text:span text:style-name="T1">Ödevde bağlı listeler kullanarak gen, kromozom ve DNA işlemleri yapılmıştır. Dna.txt adlı dosya okunup okunan kromozomlar bağlı listede tutulmuştur. Programda : Çaprazlama , Mutasyon , Otomatik işlemler , ekrana yaz , büyüklüğe göre ekrana yaz ve çıkış fonksiyonları kullanılmıştır.</text:span></text:p>
      <text:p text:style-name="P2"/>
      <text:p text:style-name="P12"><text:span text:style-name="T9">Amaçlar</text:span> :</text:p>
      <text:p text:style-name="P1"><text:s text:c="5"/></text:p>
      <text:p text:style-name="P6"><text:s text:c="5"/>Bağlı liste kullanımına hakim olmak.</text:p>
      <text:p text:style-name="P6"><text:s text:c="5"/>Dosyadan okuma işlemlerine hakim olmak.</text:p>
      <text:p text:style-name="P6"><text:s text:c="5"/>Sınıf yapısına hakim olmak , fonksiyon başlık ve gövde dosyalarının ayrı kullanımını sağlamak.</text:p>
      <text:p text:style-name="P7"><text:s text:c="154"/></text:p>
      <text:p text:style-name="P1"><text:span text:style-name="T3">Sınıflar ve </text:span><text:span text:style-name="T4">Fonksiyonlar</text:span><text:span text:style-name="T3"> :</text:span><text:line-break/> <text:s text:c="4"/></text:p>
      <text:p text:style-name="P1"><text:s text:c="5"/><text:span text:style-name="T1">Dna.hpp dosyasında kurucu fonksiyon ve özel alana erişim için fonksiyonlar tanımlanmıştır . Chromosome.hpp dosyasında kurucu fonksiyon ve dosyadan okuma , çaprazlama , mutasyon , otomatik işlem yapıcı , yazdır ve büyüklüğe göre yazdır fonksiyonlarının tanımları vardır. </text:span></text:p>
      <text:p text:style-name="P1"/>
      <text:p text:style-name="P6"><text:s text:c="5"/>Dosyadan okuma fonksiyonunda her bir satır karakter karakter okunmuş , boşluklar atlanmış ve satır sonuna kadar olan genler bir kromozoma atanmıştır . İkinci satıra gelinince yeni kromozom oluşturulmuştur. Bu işlem sona kadar böyle devam ettirilmiştir.</text:p>
      <text:p text:style-name="P6"/>
      <text:p text:style-name="P6"><text:s text:c="4"/>Çaprazlama fonksiyonunda istenen kromozomlara ulaşılmıştır . <text:span text:style-name="T2">Ulaşıldıktan sonra kromozomların uzunluğuna göre ikiye kromozomlar ikiye bölünmüş ve birleştirme işlemi yapılmıştır . En sonda mevcut bağlı listenin sonuna eklenmişlerdir.</text:span></text:p>
      <text:p text:style-name="P6"/>
      <text:p text:style-name="P5"><text:s text:c="4"/>Mutasyon fonksiyonunda istenen kromozomun istenilen genine ulaşılmış ve bu genin karakter karşılığı X olarak değiştirilmiştir.</text:p>
      <text:p text:style-name="P4"><text:s text:c="152"/></text:p>
      <text:p text:style-name="P5"><text:s text:c="4"/>Ekrana yaz fonksiyonunda tüm liste dolaşılarak ilgili genler ekrana yazdırılmıştır</text:p>
      <text:p text:style-name="P5"><text:s/></text:p>
      <text:p text:style-name="P5"><text:s text:c="4"/>Ekrana büyüklüğe göre yazdırma fonksiyonunda ilk genden daha küçük bir gen , sondan başlayarak geriye doğru gelinirken bulunduğu ilk anda ekrana yazdırılmıştır . Bulunamazsa ilk gen yazılmıştır.</text:p>
      <text:p text:style-name="P5"><text:span text:style-name="T7"/></text:p>
      <text:p text:style-name="P5"><text:span text:style-name="T7"><text:s text:c="4"/></text:span><text:span text:style-name="T8">Programda çöp oluşmaması için Dna ve Chromosome sınıflarına yıkıcı fonksiyonlar eklenmiş ve delete kullanılmıştır. Chromosome sınıfı baştan sona dolaşılarak serbest bırakılmıştır.</text:span></text:p>
      <text:p text:style-name="P8"><text:soft-page-break/><text:span text:style-name="T5">Ö</text:span><text:span text:style-name="T3">nemli Notlar :</text:span><text:span text:style-name="T6"><text:line-break/></text:span></text:p>
      <text:p text:style-name="P13"><text:s text:c="4"/>benioku.txt dosyasında belirtmeme rağmen buraya da ekleme gereği duyduğum hususlar :<text:line-break/><text:line-break/> <text:s text:c="4"/>Ödev "Linux Mint 22 Cinnamon" ortamında geliştirildiği için "Windows" ortamında sorun çıkabilir. Tahmin ettiğim potansiyel sorunlar :</text:p>
      <text:p text:style-name="P8"><text:span text:style-name="T6"/></text:p>
      <text:p text:style-name="P13">1 - Dosya yolu bulmada sıkıntı çıkabilir .Ben "./Dna.txt" ile ulaşıyorum.</text:p>
      <text:p text:style-name="P13">2 - Programı çalıştırmada sorun çıkabilir . Ben konsola "make" komutunu yazarak çalıştırıyoru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1:48:01.285169503</meta:creation-date>
    <dc:date>2024-11-27T17:31:57.016568928</dc:date>
    <meta:editing-duration>PT9M30S</meta:editing-duration>
    <meta:editing-cycles>9</meta:editing-cycles>
    <meta:generator>LibreOffice/24.2.6.2$Linux_X86_64 LibreOffice_project/420$Build-2</meta:generator>
    <meta:document-statistic meta:table-count="0" meta:image-count="0" meta:object-count="0" meta:page-count="2" meta:paragraph-count="31" meta:word-count="327" meta:character-count="2806" meta:non-whitespace-character-count="2126"/>
  </office:meta>
</office:document-meta>
</file>